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 fo:border="none" fo:padding="0in" style:shadow="none"/>
    </style:style>
    <style:style style:name="P8" style:parent-style-name="Titel" style:family="paragraph">
      <style:paragraph-properties fo:border="none" fo:padding="0in" style:shadow="none" fo:text-align="center"/>
    </style:style>
    <style:style style:name="T9" style:parent-style-name="Standardskrifttypeiafsnit" style:family="text">
      <style:text-properties fo:background-color="#FFFF00"/>
    </style:style>
    <style:style style:name="T10" style:parent-style-name="Standardskrifttypeiafsnit" style:family="text">
      <style:text-properties fo:background-color="#FF0000"/>
    </style:style>
    <style:style style:name="P11" style:parent-style-name="Normal" style:family="paragraph">
      <style:paragraph-properties fo:break-before="page"/>
    </style:style>
    <style:style style:name="P12" style:parent-style-name="Titel" style:family="paragraph">
      <style:paragraph-properties fo:border="none" fo:padding="0in" style:shadow="none" fo:text-align="center"/>
    </style:style>
    <style:style style:name="P13" style:parent-style-name="Titel" style:family="paragraph">
      <style:paragraph-properties fo:border="none" fo:padding="0in" style:shadow="none" fo:text-align="center"/>
    </style:style>
    <style:style style:name="T14" style:parent-style-name="Standardskrifttypeiafsnit" style:family="text">
      <style:text-properties fo:background-color="#00FF00"/>
    </style:style>
    <style:style style:name="T15" style:parent-style-name="Standardskrifttypeiafsnit" style:family="text">
      <style:text-properties fo:background-color="#FFFF00"/>
    </style:style>
    <style:style style:name="T16" style:parent-style-name="Standardskrifttypeiafsnit" style:family="text">
      <style:text-properties fo:background-color="#FF0000"/>
    </style:style>
    <style:style style:name="TableColumn18" style:family="table-column">
      <style:table-column-properties style:column-width="0.6652in"/>
    </style:style>
    <style:style style:name="TableColumn19" style:family="table-column">
      <style:table-column-properties style:column-width="0.6652in"/>
    </style:style>
    <style:style style:name="TableColumn20" style:family="table-column">
      <style:table-column-properties style:column-width="0.6652in"/>
    </style:style>
    <style:style style:name="Table17" style:family="table">
      <style:table-properties style:width="1.9958in" fo:margin-left="0in" table:align="left"/>
    </style:style>
    <style:style style:name="TableRow21" style:family="table-row">
      <style:table-row-properties style:min-row-height="0.1805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Row28" style:family="table-row">
      <style:table-row-properties style:min-row-height="0.1708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 style:min-row-height="0.1902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olumn43" style:family="table-column">
      <style:table-column-properties style:column-width="0.6416in"/>
    </style:style>
    <style:style style:name="TableColumn44" style:family="table-column">
      <style:table-column-properties style:column-width="0.6416in"/>
    </style:style>
    <style:style style:name="TableColumn45" style:family="table-column">
      <style:table-column-properties style:column-width="0.6416in"/>
    </style:style>
    <style:style style:name="Table42" style:family="table">
      <style:table-properties style:width="1.925in" fo:margin-left="0in" table:align="left"/>
    </style:style>
    <style:style style:name="TableRow46" style:family="table-row">
      <style:table-row-properties style:min-row-height="0.193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Row53" style:family="table-row">
      <style:table-row-properties style:min-row-height="0.2048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Row60" style:family="table-row">
      <style:table-row-properties style:min-row-height="0.2048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/>
      <text:p text:style-name="P8">Case:<text:s/>”Pig Latin”</text:p>
      <text:h text:style-name="Overskrift1" text:outline-level="1">Problemet</text:h>
      <text:p text:style-name="Normal">Vi skal bruge en oversætter. Skriv en oversætter der kan oversætte en hvilken som helst tekst fil til ”Pig Latin”. I Pig latin er det ligegyldigt om inputteksten er Dansk eller Engelsk, teksten skal læses og der skal gøres nogle simple ting ved hvert ord, så de ”virker” som latin.<text:line-break/>Du kan finde alle reglerne for ”Pig Latin” på wikipedia.</text:p>
      <text:p text:style-name="Normal"><text:a xlink:href="https://en.wikipedia.org/wiki/Pig_Latin" office:target-frame-name="_top" xlink:show="replace"><text:span text:style-name="Hyperlink">https://en.wikipedia.org/wiki/Pig_Latin</text:span></text:a></text:p>
      <text:p text:style-name="Normal">Du skal helst med debugging værktøjet kunne dokumentere din klasse struktur. (Hvis det er muligt)</text:p>
      <text:h text:style-name="Overskrift1" text:outline-level="1">Kvalifikationer der testes</text:h>
      <text:p text:style-name="Normal">Debugging:<text:s/><text:span text:style-name="T9">Middel</text:span><text:tab/>Programmering:<text:s/><text:span text:style-name="T10">Svær</text:span></text:p>
      <text:h text:style-name="Overskrift1" text:outline-level="1">Løsningen</text:h>
      <text:p text:style-name="Normal">Du har lavet opgaven færdig når du har et program der kan tage imod en hvilken som helst tekst fil(test gerne med et par kendte bøger/historier), oversætte den til ”Pig Latin” og save resultatet i en ny fil.<text:line-break/>Når du kan vise det sammen med en dokumentation(gerne lavet med hjælp fra dit debugging tool) der kort viser strukturen i dine klasser, dit klasse heiraki og kort beskriver hver af metoderne i dine klasser.</text:p>
      <text:p text:style-name="Normal"/>
      <text:p text:style-name="P11"/>
      <text:p text:style-name="P12"/>
      <text:p text:style-name="P13">Case: ”Tabel Generator”<text:s/>(3/10)</text:p>
      <text:h text:style-name="Overskrift1" text:outline-level="1">Problemet</text:h>
      <text:p text:style-name="Normal">Vi skal bruge en tabel på 10x10, med tallene fra 1 til 100 i tabelens felter til vores møder.<text:line-break/>Men vi kan ikke lige gennemskue om de skal skrives venstre til højre og så rækkerne ned, eller skrevet ned og så søjler til højre.<text:line-break/>Lave en generator der kan skabe begge versioner, så vi kan se hvilken vi skal printe og hænge op.</text:p>
      <text:h text:style-name="Overskrift1" text:outline-level="1">Kvalifikationer der testes</text:h>
      <text:p text:style-name="Normal">Programkendskab:<text:s/><text:span text:style-name="T14">Let</text:span><text:tab/>Matematik:<text:s/><text:span text:style-name="T15">Middel</text:span><text:tab/>Programlogik:<text:s/><text:span text:style-name="T16">Svær</text:span></text:p>
      <text:h text:style-name="Overskrift1" text:outline-level="1">Løsningen</text:h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P25">2</text:p>
          </table:table-cell>
          <table:table-cell table:style-name="TableCell26">
            <text:p text:style-name="P27">3</text:p>
          </table:table-cell>
        </table:table-row>
        <table:table-row table:style-name="TableRow28">
          <table:table-cell table:style-name="TableCell29">
            <text:p text:style-name="P30">11</text:p>
          </table:table-cell>
          <table:table-cell table:style-name="TableCell31">
            <text:p text:style-name="P32">12</text:p>
          </table:table-cell>
          <table:table-cell table:style-name="TableCell33">
            <text:p text:style-name="P34">13</text:p>
          </table:table-cell>
        </table:table-row>
        <table:table-row table:style-name="TableRow35">
          <table:table-cell table:style-name="TableCell36">
            <text:p text:style-name="P37">21</text:p>
          </table:table-cell>
          <table:table-cell table:style-name="TableCell38">
            <text:p text:style-name="P39">22</text:p>
          </table:table-cell>
          <table:table-cell table:style-name="TableCell40">
            <text:p text:style-name="P41">23</text:p>
          </table:table-cell>
        </table:table-row>
      </table:table>
      <text:p text:style-name="Normal">Du laver et program der kan skabe og på en eller anden måde vise/printe 2 tabeler.<text:line-break/>Hver tabel er 10x10, den ene tæller mod højre:<text:line-break/></text:p>
      <text:p text:style-name="Normal"/>
      <text:p text:style-name="Normal"/>
      <text:p text:style-name="Normal">Den anden tæller nedaf:<text:line-break/></text:p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1</text:p>
          </table:table-cell>
          <table:table-cell table:style-name="TableCell49">
            <text:p text:style-name="P50">11</text:p>
          </table:table-cell>
          <table:table-cell table:style-name="TableCell51">
            <text:p text:style-name="P52">21</text:p>
          </table:table-cell>
        </table:table-row>
        <table:table-row table:style-name="TableRow53">
          <table:table-cell table:style-name="TableCell54">
            <text:p text:style-name="P55">2</text:p>
          </table:table-cell>
          <table:table-cell table:style-name="TableCell56">
            <text:p text:style-name="P57">12</text:p>
          </table:table-cell>
          <table:table-cell table:style-name="TableCell58">
            <text:p text:style-name="P59">22</text:p>
          </table:table-cell>
        </table:table-row>
        <table:table-row table:style-name="TableRow60">
          <table:table-cell table:style-name="TableCell61">
            <text:p text:style-name="P62">3</text:p>
          </table:table-cell>
          <table:table-cell table:style-name="TableCell63">
            <text:p text:style-name="P64">13</text:p>
          </table:table-cell>
          <table:table-cell table:style-name="TableCell65">
            <text:p text:style-name="P66">23</text:p>
          </table:table-cell>
        </table:table-row>
      </table:table>
      <text:p text:style-name="Normal"/>
      <text:h text:style-name="Overskrift2" text:outline-level="2"/>
      <text:h text:style-name="Overskrift2" text:outline-level="2">Tips</text:h>
      <text:p text:style-name="Normal">En løkke inde i en løkke kan nemt lave den ene i så godt som alle programmerings sprog.<text:line-break/>Men til den anden må du nok lave et array med arrays, og så gemme dem lidt anderledes, så et nyt sæt løkker kan vise den anden tabel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Sidehoved" style:display-name="Sidehoved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SidehovedTegn" style:display-name="Sidehoved Tegn" style:family="text" style:parent-style-name="Standardskrifttypeiafsnit"/>
    <style:style style:name="Sidefod" style:display-name="Sidefod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SidefodTegn" style:display-name="Sidefod Tegn" style:family="text" style:parent-style-name="Standardskrifttypeiafsnit"/>
    <style:style style:name="Markeringsbobletekst" style:display-name="Markeringsbobleteks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MarkeringsbobletekstTegn" style:display-name="Markeringsbobletekst Tegn" style:family="text" style:parent-style-name="Standardskrifttypeiafsnit">
      <style:text-properties style:font-name="Tahoma" style:font-name-complex="Tahoma" fo:font-size="8pt" style:font-size-asian="8pt" style:font-size-complex="8pt"/>
    </style:style>
    <style:style style:name="Titel" style:display-name="Titel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elTegn" style:display-name="Titel Tegn" style:family="text" style:parent-style-name="Standardskrifttypeiafsni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tærktcitat" style:display-name="Stærkt citat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StærktcitatTegn" style:display-name="Stærkt citat Tegn" style:family="text" style:parent-style-name="Standardskrifttypeiafsnit">
      <style:text-properties fo:font-weight="bold" style:font-weight-asian="bold" style:font-weight-complex="bold" fo:font-style="italic" style:font-style-asian="italic" style:font-style-complex="italic" fo:color="#4F81BD"/>
    </style:style>
    <style:style style:name="Overskrift1Tegn" style:display-name="Overskrift 1 Tegn" style:family="text" style:parent-style-name="Standardskrifttypeiafsni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Overskrift2Tegn" style:display-name="Overskrift 2 Tegn" style:family="text" style:parent-style-name="Standardskrifttypeiafsni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Standardskrifttypeiafsnit">
      <style:text-properties fo:color="#0000FF" style:text-underline-type="single" style:text-underline-style="solid" style:text-underline-width="auto" style:text-underline-mode="continuous"/>
    </style:style>
    <style:style style:name="Uløstomtale" style:display-name="Uløst omtale" style:family="text" style:parent-style-name="Standardskrifttypeiafsni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95in"/>
      </style:header-style>
      <style:footer-style>
        <style:header-footer-properties style:dynamic-spacing="true" fo:min-height="0.6895in"/>
      </style:footer-style>
    </style:page-layout>
    <style:style style:name="P2" style:parent-style-name="Sidehoved" style:family="paragraph">
      <style:paragraph-properties fo:text-align="end"/>
    </style:style>
    <style:style style:name="T3" style:parent-style-name="Standardskrifttypeiafsnit" style:family="text">
      <style:text-properties style:language-asian="da" style:country-asian="DK"/>
    </style:style>
    <style:style style:name="T4" style:parent-style-name="Standardskrifttypeiafsnit" style:family="text">
      <style:text-properties style:language-asian="da" style:country-asian="DK"/>
    </style:style>
    <style:style style:name="P5" style:parent-style-name="Sidefod" style:family="paragraph">
      <style:paragraph-properties>
        <style:tab-stops>
          <style:tab-stop style:type="left" style:position="4.9895in"/>
        </style:tab-stops>
      </style:paragraph-properties>
    </style:style>
    <style:style style:name="T6" style:parent-style-name="Standardskrifttypeiafsnit" style:family="text">
      <style:text-properties style:font-name="Cambria" fo:font-size="14pt" style:font-size-asian="14pt" style:font-size-complex="14pt" style:language-asian="zh" style:country-asian="TW"/>
    </style:style>
    <style:style style:name="P7" style:parent-style-name="Normal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 style:wrap="run-through" style:run-through="background" style:writing-mode="lr-tb" fo:clip="rect(0in, 0in, 0in, 0in)" style:horizontal-rel="page-content" style:vertical-rel="page-content" style:horizontal-pos="center" style:vertical-pos="middle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none" draw:stroke="solid" svg:stroke-width="0.01042in" svg:stroke-color="#71a1dc" svg:stroke-opacity="100%" draw:stroke-linejoin="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<text:span text:style-name="T3"><draw:frame draw:id="id0" draw:style-name="a0" draw:name="WordPictureWatermark142031627" text:anchor-type="paragraph" svg:x="0in" svg:y="0in" svg:width="6.6875in" svg:height="6.6875in" style:rel-width="scale" style:rel-height="scale"><draw:image xlink:href="media/image1.png" xlink:type="simple" xlink:show="embed" xlink:actuate="onLoad"/><svg:title/><svg:desc/></draw:frame></text:span><draw:frame draw:style-name="a1" draw:name="Picture 2" text:anchor-type="as-char" svg:x="0in" svg:y="0in" svg:width="2.67361in" svg:height="0.875in" style:rel-width="scale" style:rel-height="scale"><draw:image xlink:href="media/image2.png" xlink:type="simple" xlink:show="embed" xlink:actuate="onLoad"/><svg:title/><svg:desc/></draw:frame><text:s text:c="8"/><text:span text:style-name="T4"><draw:frame draw:style-name="a2" draw:name="Picture 2" text:anchor-type="as-char" svg:x="0in" svg:y="0in" svg:width="3.51577in" svg:height="0.81722in" style:rel-width="scale" style:rel-height="scale"><draw:image xlink:href="media/image3.png" xlink:type="simple" xlink:show="embed" xlink:actuate="onLoad"/><svg:title/><svg:desc/></draw:frame></text:span></text:p>
      </style:header>
      <style:footer>
        <text:p text:style-name="P5">Specialist Academy<text:span text:style-name="T6"><draw:custom-shape svg:x="0in" svg:y="0in" svg:width="1.40278in" svg:height="0.37569in" draw:z-index="251660288" draw:id="id1" draw:style-name="a3" draw:name="AutoShape 1" text:anchor-type="paragraph"><svg:title/><svg:desc/><text:p text:style-name="P7">2/2</text:p><draw:enhanced-geometry draw:path-stretchpoint-x="21600" draw:path-stretchpoint-y="21600" draw:type="non-primitive" svg:viewBox="0 0 21600 21600" draw:enhanced-path="S M ?f0 ?f2 Q ?f23 ?f24 ?f14 ?f22 L ?f13 ?f31 Q ?f8 ?f34 ?f16 ?f31 L ?f15 ?f22 Q ?f25 ?f24 ?f1 ?f2 L ?f17 ?f37 ?f1 ?f35 Q ?f43 ?f42 ?f16 ?f38 L ?f16 ?f39 Q ?f8 ?f44 ?f13 ?f39 L ?f13 ?f38 Q ?f40 ?f42 ?f0 ?f35 L ?f7 ?f37 Z N S M ?f14 ?f45 L ?f14 ?f22 ?f13 ?f31 Q ?f8 ?f34 ?f16 ?f31 L ?f15 ?f22 ?f15 ?f45 Q ?f8 ?f46 ?f14 ?f45 Z N F M ?f0 ?f2 Q ?f23 ?f24 ?f14 ?f22 L ?f13 ?f31 Q ?f8 ?f34 ?f16 ?f31 L ?f15 ?f22 Q ?f25 ?f24 ?f1 ?f2 L ?f17 ?f37 ?f1 ?f35 Q ?f43 ?f42 ?f16 ?f38 L ?f16 ?f39 Q ?f8 ?f44 ?f13 ?f39 L ?f13 ?f38 Q ?f40 ?f42 ?f0 ?f35 L ?f7 ?f37 Z M ?f13 ?f38 L ?f13 ?f31 M ?f16 ?f31 L ?f16 ?f38 M ?f14 ?f22 L ?f14 ?f45 M ?f15 ?f45 L ?f15 ?f22 N" draw:text-areas="?f13 ?f26 ?f16 ?f39" draw:glue-points="?f8 ?f26 ?f7 ?f37 ?f17 ?f37" draw:glue-point-leaving-directions="-360, -270, -90" draw:modifiers="25000 50000 125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5 / 8"/><draw:equation draw:name="f8" draw:formula="?f0 + ?f6"/><draw:equation draw:name="f9" draw:formula="$0"/><draw:equation draw:name="f10" draw:formula="$1"/><draw:equation draw:name="f11" draw:formula="$2"/><draw:equation draw:name="f12" draw:formula="?f5 * ?f10 / 200000"/><draw:equation draw:name="f13" draw:formula="?f8 - ?f12"/><draw:equation draw:name="f14" draw:formula="?f13 + ?f7"/><draw:equation draw:name="f15" draw:formula="?f1 - ?f14"/><draw:equation draw:name="f16" draw:formula="?f1 - ?f13"/><draw:equation draw:name="f17" draw:formula="?f1 - ?f7"/><draw:equation draw:name="f18" draw:formula="?f4 * ?f11 / 100000"/><draw:equation draw:name="f19" draw:formula="4 * ?f18 / ?f5"/><draw:equation draw:name="f20" draw:formula="?f14 * ?f14 / ?f5"/><draw:equation draw:name="f21" draw:formula="?f14 - ?f20"/><draw:equation draw:name="f22" draw:formula="?f19 * ?f21"/><draw:equation draw:name="f23" draw:formula="?f14 / 2"/><draw:equation draw:name="f24" draw:formula="?f19 * ?f23"/><draw:equation draw:name="f25" draw:formula="?f1 - ?f23"/><draw:equation draw:name="f26" draw:formula="?f4 * ?f9 / 100000"/><draw:equation draw:name="f27" draw:formula="?f26 - ?f18"/><draw:equation draw:name="f28" draw:formula="?f13 * ?f13 / ?f5"/><draw:equation draw:name="f29" draw:formula="?f13 - ?f28"/><draw:equation draw:name="f30" draw:formula="?f19 * ?f29"/><draw:equation draw:name="f31" draw:formula="?f30 + ?f27"/><draw:equation draw:name="f32" draw:formula="?f18 + ?f27 - ?f31"/><draw:equation draw:name="f33" draw:formula="?f32 + ?f18"/><draw:equation draw:name="f34" draw:formula="?f33 + ?f27"/><draw:equation draw:name="f35" draw:formula="?f3 - ?f26"/><draw:equation draw:name="f36" draw:formula="?f18 * 14 / 16"/><draw:equation draw:name="f37" draw:formula="(?f36 + ?f35) / 2"/><draw:equation draw:name="f38" draw:formula="?f30 + ?f35"/><draw:equation draw:name="f39" draw:formula="?f31 + ?f35"/><draw:equation draw:name="f40" draw:formula="?f13 / 2"/><draw:equation draw:name="f41" draw:formula="?f19 * ?f40"/><draw:equation draw:name="f42" draw:formula="?f41 + ?f35"/><draw:equation draw:name="f43" draw:formula="?f1 - ?f40"/><draw:equation draw:name="f44" draw:formula="?f34 + ?f35"/><draw:equation draw:name="f45" draw:formula="?f22 + ?f27"/><draw:equation draw:name="f46" draw:formula="?f26 + ?f26 - ?f45"/></draw:enhanced-geometry></draw:custom-shape></text:span><text:tab/>Faglig Udredning:<text:line-break/>Kandidat Version<text:tab/>Programmering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yro</meta:initial-creator>
    <dc:creator>Frederik</dc:creator>
    <meta:creation-date>2021-01-19T10:08:00Z</meta:creation-date>
    <dc:date>2021-01-19T10:08:00Z</dc:date>
    <meta:template xlink:href="Normal" xlink:type="simple"/>
    <meta:editing-cycles>2</meta:editing-cycles>
    <meta:editing-duration>PT0S</meta:editing-duration>
    <meta:document-statistic meta:page-count="2" meta:paragraph-count="3" meta:word-count="275" meta:character-count="1954" meta:row-count="14" meta:non-whitespace-character-count="1682"/>
  </office:meta>
</office:document-meta>
</file>